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4D00000B12D76BFF1BCA8F94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adre1" text:anchor-type="char" svg:width="17cm" draw:z-index="0"><draw:text-box fo:min-height="22.671cm"><text:p text:style-name="Figure"><draw:frame draw:style-name="fr2" draw:name="Image1" text:anchor-type="paragraph" svg:width="17cm" style:rel-width="100%" svg:height="22.671cm" style:rel-height="scale" draw:z-index="1"><draw:image xlink:href="Pictures/100000000000084D00000B12D76BFF1BCA8F9498.png" xlink:type="simple" xlink:show="embed" xlink:actuate="onLoad" loext:mime-type="image/png"/></draw:frame>Figure <text:sequence text:ref-name="refFigure0" text:name="Figure" text:formula="ooow:Figure+1" style:num-format="1">1</text:sequence>: BUSCO statstics of homemade assemblie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4T22:51:50.274118617</meta:creation-date>
    <meta:generator>LibreOffice/6.4.7.2$Linux_X86_64 LibreOffice_project/40$Build-2</meta:generator>
    <dc:date>2023-01-04T22:59:16.121610113</dc:date>
    <meta:editing-duration>PT7M26S</meta:editing-duration>
    <meta:editing-cycles>1</meta:editing-cycles>
    <meta:document-statistic meta:table-count="0" meta:image-count="1" meta:object-count="0" meta:page-count="1" meta:paragraph-count="1" meta:word-count="7" meta:character-count="48" meta:non-whitespace-character-count="42"/>
  </office:meta>
</office:document-meta>
</file>